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24-12-0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24-02-2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23-01-2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22-02-10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21-01-05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20-01-2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18-12-12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18-01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496" calcext:value-type="float">
            <text:p>60.7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16-12-21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15-12-16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14-12-11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14-01-14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13-01-16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11-12-12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11-01-0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10-01-28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09-01-28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08-01-2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07-01-30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06-01-12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05-01-1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04-02-10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03-01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02-01-29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01-01-2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2000-01-26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9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9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9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7808" calcext:value-type="float">
            <text:p>91.4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9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9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8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86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830095373201</text:p>
          </table:table-cell>
          <table:table-cell office:value-type="string" calcext:value-type="string">
            <text:p>1969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